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 jeune Robinson Crusoé a toujours rêvé d'aventure. Malgré la volonté de ses parents, il décide donc de quitter l'Angleterre et se fait engager comme marin. Il va mener alors une existence passionnante et mouvementée faite de périples vers des terres inconnues, de rencontres avec des peuplades fascinantes mais aussi d'affrontements avec des pirates ! Jusqu'au jour où son navire fait naufrag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37:22.828000000</dc:date>
    <meta:editing-duration>PT15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62" meta:character-count="396" meta:non-whitespace-character-count="334"/>
  </office:meta>
</office:document-meta>
</file>